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5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1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531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1.224cm"/>
    </style:style>
    <style:style style:name="co10" style:family="table-column">
      <style:table-column-properties fo:break-before="auto" style:column-width="11.382cm"/>
    </style:style>
    <style:style style:name="co11" style:family="table-column">
      <style:table-column-properties fo:break-before="auto" style:column-width="6.671cm"/>
    </style:style>
    <style:style style:name="co12" style:family="table-column">
      <style:table-column-properties fo:break-before="auto" style:column-width="3.207cm"/>
    </style:style>
    <style:style style:name="co13" style:family="table-column">
      <style:table-column-properties fo:break-before="auto" style:column-width="8.957cm"/>
    </style:style>
    <style:style style:name="co14" style:family="table-column">
      <style:table-column-properties fo:break-before="auto" style:column-width="19.634cm"/>
    </style:style>
    <style:style style:name="co15" style:family="table-column">
      <style:table-column-properties fo:break-before="auto" style:column-width="3.022cm"/>
    </style:style>
    <style:style style:name="co16" style:family="table-column">
      <style:table-column-properties fo:break-before="auto" style:column-width="3.076cm"/>
    </style:style>
    <style:style style:name="co17" style:family="table-column">
      <style:table-column-properties fo:break-before="auto" style:column-width="3.838cm"/>
    </style:style>
    <style:style style:name="co18" style:family="table-column">
      <style:table-column-properties fo:break-before="auto" style:column-width="0.953cm"/>
    </style:style>
    <style:style style:name="co19" style:family="table-column">
      <style:table-column-properties fo:break-before="auto" style:column-width="1.469cm"/>
    </style:style>
    <style:style style:name="co20" style:family="table-column">
      <style:table-column-properties fo:break-before="auto" style:column-width="0.979cm"/>
    </style:style>
    <style:style style:name="co21" style:family="table-column">
      <style:table-column-properties fo:break-before="auto" style:column-width="15.822cm"/>
    </style:style>
    <style:style style:name="co22" style:family="table-column">
      <style:table-column-properties fo:break-before="auto" style:column-width="15.849cm"/>
    </style:style>
    <style:style style:name="co23" style:family="table-column">
      <style:table-column-properties fo:break-before="auto" style:column-width="15.877cm"/>
    </style:style>
    <style:style style:name="co24" style:family="table-column">
      <style:table-column-properties fo:break-before="auto" style:column-width="3.512cm"/>
    </style:style>
    <style:style style:name="co25" style:family="table-column">
      <style:table-column-properties fo:break-before="auto" style:column-width="2.505cm"/>
    </style:style>
    <style:style style:name="co26" style:family="table-column">
      <style:table-column-properties fo:break-before="auto" style:column-width="3.376cm"/>
    </style:style>
    <style:style style:name="co27" style:family="table-column">
      <style:table-column-properties fo:break-before="auto" style:column-width="1.85cm"/>
    </style:style>
    <style:style style:name="co28" style:family="table-column">
      <style:table-column-properties fo:break-before="auto" style:column-width="3.731cm"/>
    </style:style>
    <style:style style:name="co29" style:family="table-column">
      <style:table-column-properties fo:break-before="auto" style:column-width="1.905cm"/>
    </style:style>
    <style:style style:name="co30" style:family="table-column">
      <style:table-column-properties fo:break-before="auto" style:column-width="2.073cm"/>
    </style:style>
    <style:style style:name="co31" style:family="table-column">
      <style:table-column-properties fo:break-before="auto" style:column-width="2.0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74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194" style:family="table-cell" style:parent-style-name="Default">
      <style:table-cell-properties fo:border="0.06pt solid #000000"/>
    </style:style>
    <style:style style:name="ce27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96" style:family="table-cell" style:parent-style-name="Default">
      <style:table-cell-properties fo:background-color="#ffffcc" fo:border="0.06pt solid #000000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6" style:family="table-cell" style:parent-style-name="Default">
      <style:text-properties fo:font-style="italic" style:font-style-asian="italic" style:font-style-complex="italic"/>
    </style:style>
    <style:style style:name="ce27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98" style:family="table-cell" style:parent-style-name="Default">
      <style:table-cell-properties fo:background-color="transparent" fo:border="0.06pt solid #000000"/>
    </style:style>
    <style:style style:name="ce281" style:family="table-cell" style:parent-style-name="Default">
      <style:table-cell-properties fo:background-color="#e6e6e6" fo:border="0.06pt solid #000000"/>
    </style:style>
    <style:style style:name="ce287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ackground-color="#0000ff" fo:border="0.06pt solid #000000"/>
    </style:style>
    <style:style style:name="ce279" style:family="table-cell" style:parent-style-name="Default">
      <style:table-cell-properties fo:background-color="#99ccff" fo:border="0.06pt solid #000000"/>
    </style:style>
    <style:style style:name="ce291" style:family="table-cell" style:parent-style-name="Default">
      <style:table-cell-properties fo:background-color="#00ae00" fo:border="0.06pt solid #000000"/>
    </style:style>
    <style:style style:name="ce292" style:family="table-cell" style:parent-style-name="Default">
      <style:table-cell-properties fo:background-color="#ff8080" fo:border="0.06pt solid #000000"/>
    </style:style>
    <style:style style:name="ce293" style:family="table-cell" style:parent-style-name="Default">
      <style:table-cell-properties fo:background-color="#ffff00" fo:border="0.06pt solid #000000"/>
    </style:style>
    <style:style style:name="ce294" style:family="table-cell" style:parent-style-name="Default">
      <style:table-cell-properties fo:background-color="#ff9966" fo:border="0.06pt solid #000000"/>
    </style:style>
    <style:style style:name="ce295" style:family="table-cell" style:parent-style-name="Default">
      <style:table-cell-properties fo:background-color="#9966cc" fo:border="0.06pt solid #000000"/>
    </style:style>
    <style:style style:name="ce30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e6e6ff" fo:border="0.06pt solid #000000"/>
    </style:style>
    <style:style style:name="ce302" style:family="table-cell" style:parent-style-name="Default">
      <style:table-cell-properties fo:background-color="#e6e6ff" fo:border="0.99pt solid #000000"/>
    </style:style>
    <style:style style:name="ce307" style:family="table-cell" style:parent-style-name="Default">
      <style:table-cell-properties fo:background-color="#c2d2f9" fo:border="0.06pt solid #000000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3" style:family="table-cell" style:parent-style-name="Default">
      <style:table-cell-properties fo:background-color="#c2d2f9" fo:border="0.06pt solid #000000" style:shrink-to-fit="fals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fo:border="0.74pt solid #000000" style:shrink-to-fit="true"/>
    </style:style>
    <style:style style:name="ce135" style:family="table-cell" style:parent-style-name="Default">
      <style:table-cell-properties fo:border="0.74pt solid #000000" style:shrink-to-fit="true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3" style:family="table-cell" style:parent-style-name="Default">
      <style:table-cell-properties fo:border="0.74pt solid #000000" style:shrink-to-fit="true"/>
    </style:style>
    <style:style style:name="ce138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c2d2f9" style:text-align-source="fix" style:repeat-content="false" fo:border="0.06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391" style:family="table-cell" style:parent-style-name="Default">
      <style:table-cell-properties fo:background-color="#ffffff" style:text-align-source="fix" style:repeat-content="false" fo:border="0.06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392" style:family="table-cell" style:parent-style-name="Default">
      <style:table-cell-properties fo:background-color="transparent" fo:border="0.99pt dotted #000000" style:shrink-to-fit="true"/>
    </style:style>
    <style:style style:name="ce393" style:family="table-cell" style:parent-style-name="Default">
      <style:table-cell-properties fo:background-color="transparent" fo:border="0.99pt dotted #000000" style:shrink-to-fit="true"/>
      <style:text-properties fo:font-weight="bold" style:font-weight-asian="bold" style:font-weight-complex="bold"/>
    </style:style>
    <style:style style:name="ce394" style:family="table-cell" style:parent-style-name="Default">
      <style:table-cell-properties fo:background-color="transparent" fo:border="0.99pt dotted #000000"/>
    </style:style>
    <style:style style:name="ce395" style:family="table-cell" style:parent-style-name="Default">
      <style:table-cell-properties fo:background-color="transparent" fo:border="0.99pt dotted #000000"/>
      <style:text-properties fo:font-weight="bold" style:font-weight-asian="bold" style:font-weight-complex="bold"/>
    </style:style>
    <style:style style:name="ce396" style:family="table-cell" style:parent-style-name="Default">
      <style:table-cell-properties fo:background-color="transparent" fo:border="0.99pt dotte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97" style:family="table-cell" style:parent-style-name="Default">
      <style:table-cell-properties fo:background-color="transparent" fo:border="0.99pt dotted #000000" style:shrink-to-fit="true"/>
      <style:text-properties fo:font-style="italic" style:font-style-asian="italic" style:font-style-complex="italic"/>
    </style:style>
    <style:style style:name="ce398" style:family="table-cell" style:parent-style-name="Default">
      <style:table-cell-properties fo:background-color="transparent" fo:border="0.99pt dotte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</style:style>
    <style:style style:name="ce400" style:family="table-cell" style:parent-style-name="Default">
      <style:table-cell-properties fo:background-color="transparent" fo:border="0.06pt solid #000000" style:shrink-to-fit="false"/>
    </style:style>
    <style:style style:name="ce401" style:family="table-cell" style:parent-style-name="Default">
      <style:table-cell-properties fo:border="0.06pt solid #000000" style:shrink-to-fit="false"/>
    </style:style>
    <style:style style:name="ce402" style:family="table-cell" style:parent-style-name="Default">
      <style:table-cell-properties fo:border="0.99pt dotted #000000" style:shrink-to-fit="tru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</style:style>
    <style:style style:name="ce404" style:family="table-cell" style:parent-style-name="Default">
      <style:table-cell-properties fo:border="0.99pt dotted #000000"/>
    </style:style>
    <style:style style:name="ce405" style:family="table-cell" style:parent-style-name="Default">
      <style:table-cell-properties fo:background-color="#d5e0fc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30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62" style:family="table-cell" style:parent-style-name="Default">
      <style:table-cell-properties style:shrink-to-fit="true"/>
    </style:style>
    <style:style style:name="ce163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34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3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66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340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68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8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59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1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2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3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4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365" style:family="table-cell" style:parent-style-name="Default">
      <style:table-cell-properties style:shrink-to-fit="true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85" style:family="table-cell" style:parent-style-name="Default">
      <style:table-cell-properties fo:background-color="#e6e6ff" fo:border="0.74pt solid #000000" style:shrink-to-fit="true"/>
      <style:text-properties fo:font-weight="bold" style:font-weight-asian="bold" style:font-weight-complex="bold"/>
    </style:style>
    <style:style style:name="ce12" style:family="table-cell" style:parent-style-name="Default">
      <style:table-cell-properties style:shrink-to-fit="true"/>
    </style:style>
    <style:style style:name="ce20" style:family="table-cell" style:parent-style-name="Default">
      <style:table-cell-properties style:shrink-to-fit="false"/>
    </style:style>
    <style:style style:name="P1" style:family="paragraph">
      <style:paragraph-properties fo:text-align="center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text-length()=0" table:allow-empty-cell="true" table:base-cell-address="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2" table:condition="of:cell-content-is-whole-number() and cell-content-is-between(0,100)" table:allow-empty-cell="true" table:base-cell-address="">
          <table:error-message table:message-type="stop" table:display="true"/>
        </table:content-validation>
        <table:content-validation table:name="val3" table:condition="of:cell-content-is-decimal-number() and cell-content-is-between(0,99)" table:allow-empty-cell="true" table:base-cell-address="">
          <table:error-message table:message-type="stop" table:display="true">
            <text:p>Please enter an integer between 0 and 99.</text:p>
          </table:error-message>
        </table:content-validation>
        <table:content-validation table:name="val4" table:condition="of:cell-content-is-in-list([$Results.$A$2:$Results.$A$100])" table:allow-empty-cell="true" table:display-list="unsorted" table:base-cell-address="'Details Template'.D2"/>
        <table:content-validation table:name="val5" table:condition="of:cell-content-is-in-list([.A$2:.$A$100000])" table:allow-empty-cell="false" table:display-list="unsorted" table:base-cell-address="'Details Template'.E2"/>
        <table:content-validation table:name="val6" table:condition="of:cell-content-is-in-list([.C$2:.$C$100000])" table:allow-empty-cell="true" table:display-list="unsorted" table:base-cell-address="'Details Template'.F2">
          <table:error-message table:message-type="stop" table:display="true"/>
        </table:content-validation>
        <table:content-validation table:name="val7" table:condition="of:cell-content-is-in-list([$Results.$A$2:$Results.$A$100])" table:allow-empty-cell="true" table:display-list="unsorted" table:base-cell-address="'Details Template'.G2"/>
        <table:content-validation table:name="val8" table:condition="of:cell-content-is-in-list([.A$2:.$A$100000])" table:allow-empty-cell="true" table:display-list="sort-ascending" table:base-cell-address="'Details Template'.H2"/>
        <table:content-validation table:name="val9" table:condition="of:cell-content-is-in-list([.C$2:.$C$100000])" table:allow-empty-cell="true" table:display-list="unsorted" table:base-cell-address="'Details Template'.I2">
          <table:error-message table:message-type="stop" table:display="true"/>
        </table:content-validation>
        <table:content-validation table:name="val10" table:condition="of:cell-content-is-in-list([$Results.$A$2:$Results.$A$100])" table:allow-empty-cell="true" table:display-list="unsorted" table:base-cell-address="'Details Template'.J2"/>
        <table:content-validation table:name="val11" table:condition="of:cell-content-is-in-list([.A$2:.$A$100000])" table:allow-empty-cell="false" table:display-list="unsorted" table:base-cell-address="'Details Template'.K2"/>
        <table:content-validation table:name="val12" table:condition="of:cell-content-is-in-list([.C$2:.$C$100000])" table:allow-empty-cell="true" table:display-list="unsorted" table:base-cell-address="'Details Template'.L2">
          <table:error-message table:message-type="stop" table:display="true"/>
        </table:content-validation>
        <table:content-validation table:name="val13" table:condition="of:cell-content-is-in-list([$Results.$A$2:$Results.$A$100])" table:allow-empty-cell="true" table:display-list="unsorted" table:base-cell-address="'Details Template'.M2"/>
        <table:content-validation table:name="val14" table:condition="of:cell-content-is-in-list([.A$2:.$A$100000])" table:allow-empty-cell="false" table:display-list="unsorted" table:base-cell-address="'Details Template'.N2"/>
        <table:content-validation table:name="val15" table:condition="of:cell-content-is-in-list([.C$2:.$C$100000])" table:allow-empty-cell="true" table:display-list="unsorted" table:base-cell-address="'Details Template'.O2">
          <table:error-message table:message-type="stop" table:display="true"/>
        </table:content-validation>
        <table:content-validation table:name="val16" table:condition="of:cell-content-is-in-list([$Results.$A$2:$Results.$A$100])" table:allow-empty-cell="true" table:display-list="unsorted" table:base-cell-address="'Details Template'.P2"/>
        <table:content-validation table:name="val17" table:condition="of:cell-content-is-in-list([.A$2:.$A$100000])" table:allow-empty-cell="false" table:display-list="unsorted" table:base-cell-address="'Details Template'.Q2"/>
        <table:content-validation table:name="val18" table:condition="of:cell-content-is-in-list([.C$2:.$C$100000])" table:allow-empty-cell="true" table:display-list="unsorted" table:base-cell-address="'Details Template'.R2">
          <table:error-message table:message-type="stop" table:display="true"/>
        </table:content-validation>
        <table:content-validation table:name="val19" table:condition="of:cell-content-is-in-list([$Results.$A$2:$Results.$A$100])" table:allow-empty-cell="true" table:display-list="unsorted" table:base-cell-address="'Details Template'.S2"/>
        <table:content-validation table:name="val20" table:condition="of:cell-content-is-in-list([.A$2:.$A$100000])" table:allow-empty-cell="false" table:display-list="unsorted" table:base-cell-address="'Details Template'.T2"/>
        <table:content-validation table:name="val21" table:condition="of:cell-content-is-in-list([.C$2:.$C$100000])" table:allow-empty-cell="true" table:display-list="unsorted" table:base-cell-address="'Details Template'.U2">
          <table:error-message table:message-type="stop" table:display="true"/>
        </table:content-validation>
        <table:content-validation table:name="val22" table:base-cell-address="">
          <table:error-message table:message-type="stop" table:display="true"/>
        </table:content-validation>
      </table:content-validations>
      <table:table table:name="Inputs" table:style-name="ta1">
        <office:forms form:automatic-focus="false" form:apply-design-mode="false"/>
        <table:table-column table:style-name="co1" table:default-cell-style-name="ce194"/>
        <table:table-column table:style-name="co2" table:default-cell-style-name="ce194"/>
        <table:table-column table:style-name="co3" table:default-cell-style-name="ce194"/>
        <table:table-column table:style-name="co4" table:default-cell-style-name="ce276"/>
        <table:table-column table:style-name="co5" table:default-cell-style-name="ce194"/>
        <table:table-column table:style-name="co6" table:number-columns-repeated="2" table:default-cell-style-name="Default"/>
        <table:table-row table:style-name="ro1">
          <table:table-cell table:style-name="ce274" office:value-type="string" calcext:value-type="string">
            <text:p>Input List</text:p>
          </table:table-cell>
          <table:table-cell table:style-name="ce274" office:value-type="string" calcext:value-type="string">
            <text:p>Input Name</text:p>
          </table:table-cell>
          <table:table-cell table:style-name="ce274" office:value-type="string" calcext:value-type="string">
            <text:p>Button</text:p>
          </table:table-cell>
          <table:table-cell table:style-name="ce275" office:value-type="string" calcext:value-type="string">
            <text:p>Group</text:p>
          </table:table-cell>
          <table:table-cell table:style-name="ce274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96"/>
          <table:table-cell table:number-columns-repeated="2"/>
        </table:table-row>
        <table:table-row table:style-name="ro1" table:number-rows-repeated="8">
          <table:table-cell table:number-columns-repeated="7"/>
        </table:table-row>
        <table:table-row table:style-name="ro1">
          <table:table-cell table:number-columns-repeated="6"/>
          <table:table-cell table:style-name="ce15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6"/>
          <table:table-cell table:style-name="ce15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5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table:style-name="ce277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6"/>
          <table:table-cell table:style-name="ce156"/>
        </table:table-row>
        <table:table-row table:style-name="ro1" table:number-rows-repeated="10485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odifiers" table:style-name="ta1">
        <office:forms form:automatic-focus="false" form:apply-design-mode="false"/>
        <table:table-column table:style-name="co7" table:default-cell-style-name="ce194"/>
        <table:table-column table:style-name="co8" table:default-cell-style-name="ce194"/>
        <table:table-column table:style-name="co9" table:default-cell-style-name="ce194"/>
        <table:table-column table:style-name="co10" table:default-cell-style-name="ce194"/>
        <table:table-column table:style-name="co11" table:default-cell-style-name="ce194"/>
        <table:table-column table:style-name="co6" table:default-cell-style-name="ce194"/>
        <table:table-row table:style-name="ro1">
          <table:table-cell table:style-name="ce274" office:value-type="string" calcext:value-type="string">
            <text:p>Short Name</text:p>
          </table:table-cell>
          <table:table-cell table:style-name="ce274" office:value-type="string" calcext:value-type="string">
            <text:p>Full Name</text:p>
          </table:table-cell>
          <table:table-cell table:style-name="ce274" office:value-type="string" calcext:value-type="string">
            <text:p>Color</text:p>
          </table:table-cell>
          <table:table-cell table:style-name="ce274" office:value-type="string" calcext:value-type="string">
            <text:p>Notes 1</text:p>
          </table:table-cell>
          <table:table-cell table:style-name="ce274" office:value-type="string" calcext:value-type="string">
            <text:p>Filters</text:p>
          </table:table-cell>
          <table:table-cell table:style-name="ce274" office:value-type="string" calcext:value-type="string">
            <text:p>Operators</text:p>
          </table:table-cell>
        </table:table-row>
        <table:table-row table:style-name="ro1" table:number-rows-repeated="10485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esults" table:style-name="ta1">
        <office:forms form:automatic-focus="false" form:apply-design-mode="false"/>
        <table:table-column table:style-name="co12" table:default-cell-style-name="ce194"/>
        <table:table-column table:style-name="co9" table:default-cell-style-name="ce194"/>
        <table:table-column table:style-name="co13" table:default-cell-style-name="ce194"/>
        <table:table-column table:style-name="co14" table:default-cell-style-name="ce194"/>
        <table:table-row table:style-name="ro1">
          <table:table-cell table:style-name="ce274" office:value-type="string" calcext:value-type="string">
            <text:p>List of Results:</text:p>
          </table:table-cell>
          <table:table-cell table:style-name="ce274" office:value-type="string" calcext:value-type="string">
            <text:p>Color</text:p>
          </table:table-cell>
          <table:table-cell table:number-columns-repeated="2" table:style-name="ce274" office:value-type="string" calcext:value-type="string">
            <text:p>Explanation for the user:</text:p>
          </table:table-cell>
        </table:table-row>
        <table:table-row table:style-name="ro1">
          <table:table-cell table:style-name="ce198" office:value-type="string" calcext:value-type="string">
            <text:p>Undecided</text:p>
          </table:table-cell>
          <table:table-cell table:style-name="ce198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198" office:value-type="string" calcext:value-type="string">
            <text:p>No effect</text:p>
          </table:table-cell>
          <table:table-cell table:style-name="ce281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198" office:value-type="string" calcext:value-type="string">
            <text:p>Impossible?</text:p>
          </table:table-cell>
          <table:table-cell table:style-name="ce287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1">
          <table:table-cell table:style-name="ce198" office:value-type="string" calcext:value-type="string">
            <text:p>Prereq</text:p>
          </table:table-cell>
          <table:table-cell table:style-name="ce289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198" office:value-type="string" calcext:value-type="string">
            <text:p>Mutual</text:p>
          </table:table-cell>
          <table:table-cell table:style-name="ce279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1">
          <table:table-cell table:style-name="ce198" office:value-type="string" calcext:value-type="string">
            <text:p>Special</text:p>
          </table:table-cell>
          <table:table-cell table:style-name="ce291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292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198" office:value-type="string" calcext:value-type="string">
            <text:p>Buffers</text:p>
          </table:table-cell>
          <table:table-cell table:style-name="ce293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198" office:value-type="string" calcext:value-type="string">
            <text:p>Follows</text:p>
          </table:table-cell>
          <table:table-cell table:style-name="ce294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198" office:value-type="string" calcext:value-type="string">
            <text:p>???</text:p>
          </table:table-cell>
          <table:table-cell table:style-name="ce295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198" office:value-type="string" calcext:value-type="string">
            <text:p>---</text:p>
          </table:table-cell>
          <table:table-cell table:style-name="ce198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2"/>
          <table:table-cell table:style-name="ce300"/>
          <table:table-cell/>
        </table:table-row>
        <table:table-row table:style-name="ro1" table:number-rows-repeated="16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1" table:number-rows-repeated="104853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6" table:number-columns-repeated="10" table:default-cell-style-name="Default"/>
        <table:table-row table:style-name="ro1">
          <table:table-cell table:style-name="ce152" office:value-type="string" calcext:value-type="string">
            <text:p>Option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itle Bar Color:</text:p>
          </table:table-cell>
          <table:table-cell table:style-name="ce301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I Color 1</text:p>
          </table:table-cell>
          <table:table-cell table:style-name="ce302"/>
          <table:table-cell table:number-columns-repeated="10"/>
        </table:table-row>
        <table:table-row table:style-name="ro1">
          <table:table-cell office:value-type="string" calcext:value-type="string">
            <text:p>UI Color 2</text:p>
          </table:table-cell>
          <table:table-cell table:style-name="ce307"/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(Options are not used yet in this version.)</text:p>
          </table:table-cell>
          <table:table-cell table:number-columns-repeated="11"/>
        </table:table-row>
        <table:table-row table:style-name="ro1" table:number-rows-repeated="17">
          <table:table-cell table:number-columns-repeated="12"/>
        </table:table-row>
        <table:table-row table:style-name="ro1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by Nelitarnia and Kazhuu</text:p>
          </table:table-cell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1" form:id="control1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2" form:id="control2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1" svg:width="3.81cm" svg:height="0.61cm" svg:x="3.94cm" svg:y="0.127cm" draw:control="control1"/>
          <draw:control draw:z-index="1" draw:text-style-name="P1" svg:width="3.302cm" svg:height="0.61cm" svg:x="0.203cm" svg:y="0.127cm" draw:control="control2"/>
        </table:shapes>
        <table:table-column table:style-name="co17" table:default-cell-style-name="ce3"/>
        <table:table-column table:style-name="co18" table:default-cell-style-name="ce140"/>
        <table:table-column table:style-name="co19" table:default-cell-style-name="ce140"/>
        <table:table-column table:style-name="co9" table:default-cell-style-name="ce10"/>
        <table:table-column table:style-name="co20" table:default-cell-style-name="ce140"/>
        <table:table-column table:style-name="co21" table:default-cell-style-name="ce392"/>
        <table:table-column table:style-name="co22" table:default-cell-style-name="ce392"/>
        <table:table-column table:style-name="co23" table:default-cell-style-name="ce392"/>
        <table:table-column table:style-name="co6" table:number-columns-repeated="9" table:default-cell-style-name="ce392"/>
        <table:table-column table:style-name="co6" table:number-columns-repeated="865" table:default-cell-style-name="ce402"/>
        <table:table-column table:style-name="co6" table:number-columns-repeated="142" table:default-cell-style-name="ce404"/>
        <table:table-row table:style-name="ro2">
          <table:table-cell table:style-name="ce387"/>
          <table:table-cell table:style-name="ce138"/>
          <table:table-cell table:style-name="ce387"/>
          <table:table-cell table:style-name="ce138" table:content-validation-name="val2"/>
          <table:table-cell table:style-name="ce138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1">
          <table:table-cell table:style-name="ce133" table:content-validation-name="val1" office:value-type="string" calcext:value-type="string">
            <text:p>Action Name</text:p>
          </table:table-cell>
          <table:table-cell table:style-name="ce139" office:value-type="string" calcext:value-type="string">
            <text:p>Hit</text:p>
          </table:table-cell>
          <table:table-cell table:style-name="ce139" office:value-type="string" calcext:value-type="string">
            <text:p>Frames</text:p>
          </table:table-cell>
          <table:table-cell table:style-name="ce139" table:content-validation-name="val3" office:value-type="string" calcext:value-type="string">
            <text:p>Phase</text:p>
          </table:table-cell>
          <table:table-cell table:style-name="ce391" office:value-type="string" calcext:value-type="string">
            <text:p>DEF</text:p>
          </table:table-cell>
          <table:table-cell table:style-name="ce133" office:value-type="string" calcext:value-type="string">
            <text:p>Notes 1</text:p>
          </table:table-cell>
          <table:table-cell table:style-name="ce133" office:value-type="string" calcext:value-type="string">
            <text:p>Notes 2</text:p>
          </table:table-cell>
          <table:table-cell table:style-name="ce133" office:value-type="string" calcext:value-type="string">
            <text:p>Notes 3</text:p>
          </table:table-cell>
          <table:table-cell table:style-name="ce400" table:number-columns-repeated="9"/>
          <table:table-cell table:style-name="ce401" table:number-columns-repeated="865"/>
          <table:table-cell table:style-name="ce194" table:number-columns-repeated="142"/>
        </table:table-row>
        <table:table-row table:style-name="ro1">
          <table:table-cell table:style-name="ce23" table:content-validation-name="val1"/>
          <table:table-cell table:number-columns-repeated="2"/>
          <table:table-cell table:style-name="ce140" table:content-validation-name="val3"/>
          <table:table-cell table:number-columns-repeated="1020"/>
        </table:table-row>
        <table:table-row table:style-name="ro1" table:number-rows-repeated="20">
          <table:table-cell table:style-name="ce135" table:content-validation-name="val1"/>
          <table:table-cell table:number-columns-repeated="2"/>
          <table:table-cell table:style-name="ce140" table:content-validation-name="val3"/>
          <table:table-cell table:number-columns-repeated="1020"/>
        </table:table-row>
        <table:table-row table:style-name="ro1" table:number-rows-repeated="5">
          <table:table-cell table:style-name="ce5" table:content-validation-name="val1"/>
          <table:table-cell table:number-columns-repeated="2"/>
          <table:table-cell table:style-name="ce140" table:content-validation-name="val3"/>
          <table:table-cell table:number-columns-repeated="1020"/>
        </table:table-row>
        <table:table-row table:style-name="ro1" table:number-rows-repeated="2">
          <table:table-cell table:style-name="ce5" table:content-validation-name="val1"/>
          <table:table-cell table:number-columns-repeated="2"/>
          <table:table-cell table:style-name="ce140" table:content-validation-name="val3"/>
          <table:table-cell/>
          <table:table-cell table:style-name="ce393"/>
          <table:table-cell table:number-columns-repeated="1018"/>
        </table:table-row>
        <table:table-row table:style-name="ro1" table:number-rows-repeated="11">
          <table:table-cell table:style-name="ce135" table:content-validation-name="val1"/>
          <table:table-cell table:number-columns-repeated="2"/>
          <table:table-cell table:style-name="ce140" table:content-validation-name="val3"/>
          <table:table-cell/>
          <table:table-cell table:style-name="ce394"/>
          <table:table-cell table:number-columns-repeated="1018"/>
        </table:table-row>
        <table:table-row table:style-name="ro1" table:number-rows-repeated="3">
          <table:table-cell table:style-name="ce135" table:content-validation-name="val1"/>
          <table:table-cell table:number-columns-repeated="2"/>
          <table:table-cell table:style-name="ce140" table:content-validation-name="val3"/>
          <table:table-cell table:number-columns-repeated="1020"/>
        </table:table-row>
        <table:table-row table:style-name="ro1">
          <table:table-cell table:style-name="ce135" table:content-validation-name="val1"/>
          <table:table-cell table:number-columns-repeated="2"/>
          <table:table-cell table:style-name="ce140" table:content-validation-name="val3"/>
          <table:table-cell/>
          <table:table-cell table:style-name="ce395"/>
          <table:table-cell table:number-columns-repeated="1018"/>
        </table:table-row>
        <table:table-row table:style-name="ro1">
          <table:table-cell table:style-name="ce135" table:content-validation-name="val1"/>
          <table:table-cell table:number-columns-repeated="2"/>
          <table:table-cell table:style-name="ce140" table:content-validation-name="val3"/>
          <table:table-cell table:number-columns-repeated="1020"/>
        </table:table-row>
        <table:table-row table:style-name="ro1">
          <table:table-cell table:style-name="ce135" table:content-validation-name="val1"/>
          <table:table-cell table:number-columns-repeated="2"/>
          <table:table-cell table:style-name="ce140" table:content-validation-name="val3"/>
          <table:table-cell/>
          <table:table-cell table:style-name="ce396"/>
          <table:table-cell table:number-columns-repeated="1018"/>
        </table:table-row>
        <table:table-row table:style-name="ro1">
          <table:table-cell table:style-name="ce135" table:content-validation-name="val1"/>
          <table:table-cell table:number-columns-repeated="2"/>
          <table:table-cell table:style-name="ce140" table:content-validation-name="val3"/>
          <table:table-cell table:number-columns-repeated="1020"/>
        </table:table-row>
        <table:table-row table:style-name="ro1" table:number-rows-repeated="4">
          <table:table-cell table:style-name="ce135" table:content-validation-name="val1"/>
          <table:table-cell table:number-columns-repeated="2"/>
          <table:table-cell table:style-name="ce140" table:content-validation-name="val3"/>
          <table:table-cell/>
          <table:table-cell table:style-name="ce394"/>
          <table:table-cell table:number-columns-repeated="1018"/>
        </table:table-row>
        <table:table-row table:style-name="ro1">
          <table:table-cell table:style-name="ce135" table:content-validation-name="val1"/>
          <table:table-cell table:number-columns-repeated="2"/>
          <table:table-cell table:style-name="ce140" table:content-validation-name="val3"/>
          <table:table-cell table:number-columns-repeated="1020"/>
        </table:table-row>
        <table:table-row table:style-name="ro1">
          <table:table-cell table:style-name="ce135" table:content-validation-name="val1"/>
          <table:table-cell table:number-columns-repeated="2"/>
          <table:table-cell table:style-name="ce140" table:content-validation-name="val3"/>
          <table:table-cell/>
          <table:table-cell table:style-name="ce396"/>
          <table:table-cell table:number-columns-repeated="1018"/>
        </table:table-row>
        <table:table-row table:style-name="ro1" table:number-rows-repeated="4">
          <table:table-cell table:style-name="ce135" table:content-validation-name="val1"/>
          <table:table-cell table:number-columns-repeated="2"/>
          <table:table-cell table:style-name="ce140" table:content-validation-name="val3"/>
          <table:table-cell table:number-columns-repeated="1020"/>
        </table:table-row>
        <table:table-row table:style-name="ro1">
          <table:table-cell table:style-name="ce135" table:content-validation-name="val1"/>
          <table:table-cell table:number-columns-repeated="2"/>
          <table:table-cell table:style-name="ce140" table:content-validation-name="val3"/>
          <table:table-cell/>
          <table:table-cell table:style-name="ce397"/>
          <table:table-cell table:number-columns-repeated="1018"/>
        </table:table-row>
        <table:table-row table:style-name="ro1" table:number-rows-repeated="4">
          <table:table-cell table:style-name="ce135" table:content-validation-name="val1"/>
          <table:table-cell table:number-columns-repeated="2"/>
          <table:table-cell table:style-name="ce140" table:content-validation-name="val3"/>
          <table:table-cell table:number-columns-repeated="1020"/>
        </table:table-row>
        <table:table-row table:style-name="ro1">
          <table:table-cell table:style-name="ce135" table:content-validation-name="val1"/>
          <table:table-cell table:number-columns-repeated="2"/>
          <table:table-cell table:style-name="ce140" table:content-validation-name="val3"/>
          <table:table-cell/>
          <table:table-cell table:style-name="ce396"/>
          <table:table-cell table:number-columns-repeated="1018"/>
        </table:table-row>
        <table:table-row table:style-name="ro1">
          <table:table-cell table:style-name="ce135" table:content-validation-name="val1"/>
          <table:table-cell table:number-columns-repeated="2"/>
          <table:table-cell table:style-name="ce140" table:content-validation-name="val3"/>
          <table:table-cell table:number-columns-repeated="1020"/>
        </table:table-row>
        <table:table-row table:style-name="ro1">
          <table:table-cell table:style-name="ce135" table:content-validation-name="val1"/>
          <table:table-cell table:number-columns-repeated="2"/>
          <table:table-cell table:style-name="ce140" table:content-validation-name="val3"/>
          <table:table-cell/>
          <table:table-cell table:style-name="ce394"/>
          <table:table-cell table:number-columns-repeated="1018"/>
        </table:table-row>
        <table:table-row table:style-name="ro1" table:number-rows-repeated="2">
          <table:table-cell table:style-name="ce135" table:content-validation-name="val1"/>
          <table:table-cell table:number-columns-repeated="2"/>
          <table:table-cell table:style-name="ce140" table:content-validation-name="val3"/>
          <table:table-cell table:number-columns-repeated="1020"/>
        </table:table-row>
        <table:table-row table:style-name="ro1">
          <table:table-cell table:style-name="ce135" table:content-validation-name="val1"/>
          <table:table-cell table:number-columns-repeated="2"/>
          <table:table-cell table:style-name="ce140" table:content-validation-name="val3"/>
          <table:table-cell/>
          <table:table-cell table:style-name="ce398"/>
          <table:table-cell table:number-columns-repeated="1018"/>
        </table:table-row>
        <table:table-row table:style-name="ro1" table:number-rows-repeated="4">
          <table:table-cell table:style-name="ce135" table:content-validation-name="val1"/>
          <table:table-cell table:number-columns-repeated="2"/>
          <table:table-cell table:style-name="ce140" table:content-validation-name="val3"/>
          <table:table-cell/>
          <table:table-cell table:style-name="ce394"/>
          <table:table-cell table:number-columns-repeated="1018"/>
        </table:table-row>
        <table:table-row table:style-name="ro1">
          <table:table-cell table:style-name="ce135" table:content-validation-name="val1"/>
          <table:table-cell table:number-columns-repeated="2"/>
          <table:table-cell table:style-name="ce140" table:content-validation-name="val3"/>
          <table:table-cell/>
          <table:table-cell table:style-name="ce398"/>
          <table:table-cell table:number-columns-repeated="1018"/>
        </table:table-row>
        <table:table-row table:style-name="ro1" table:number-rows-repeated="2">
          <table:table-cell table:style-name="ce135" table:content-validation-name="val1"/>
          <table:table-cell table:number-columns-repeated="2"/>
          <table:table-cell table:style-name="ce140" table:content-validation-name="val3"/>
          <table:table-cell/>
          <table:table-cell table:style-name="ce394"/>
          <table:table-cell table:number-columns-repeated="1018"/>
        </table:table-row>
        <table:table-row table:style-name="ro1" table:number-rows-repeated="2">
          <table:table-cell table:style-name="ce135" table:content-validation-name="val1"/>
          <table:table-cell table:number-columns-repeated="2"/>
          <table:table-cell table:style-name="ce140" table:content-validation-name="val3"/>
          <table:table-cell table:number-columns-repeated="1020"/>
        </table:table-row>
        <table:table-row table:style-name="ro1" table:number-rows-repeated="1048497">
          <table:table-cell table:number-columns-repeated="3"/>
          <table:table-cell table:content-validation-name="val2"/>
          <table:table-cell table:number-columns-repeated="1020"/>
        </table:table-row>
        <table:table-row table:style-name="ro1">
          <table:table-cell table:number-columns-repeated="3"/>
          <table:table-cell table:content-validation-name="val2"/>
          <table:table-cell table:number-columns-repeated="1020"/>
        </table:table-row>
      </table:table>
      <table:table table:name="Details Template" table:style-name="ta1">
        <office:forms form:automatic-focus="false" form:apply-design-mode="false"/>
        <table:table-column table:style-name="co24" table:default-cell-style-name="ce135"/>
        <table:table-column table:style-name="co25" table:default-cell-style-name="ce135"/>
        <table:table-column table:style-name="co26" table:default-cell-style-name="ce135"/>
        <table:table-column table:style-name="co27" table:default-cell-style-name="ce162"/>
        <table:table-column table:style-name="co28" table:default-cell-style-name="ce162"/>
        <table:table-column table:style-name="co27" table:number-columns-repeated="2" table:default-cell-style-name="ce162"/>
        <table:table-column table:style-name="co28" table:default-cell-style-name="ce162"/>
        <table:table-column table:style-name="co27" table:number-columns-repeated="2" table:default-cell-style-name="ce162"/>
        <table:table-column table:style-name="co28" table:default-cell-style-name="ce162"/>
        <table:table-column table:style-name="co29" table:number-columns-repeated="2" table:default-cell-style-name="ce162"/>
        <table:table-column table:style-name="co28" table:default-cell-style-name="ce162"/>
        <table:table-column table:style-name="co27" table:number-columns-repeated="2" table:default-cell-style-name="ce162"/>
        <table:table-column table:style-name="co8" table:default-cell-style-name="ce162"/>
        <table:table-column table:style-name="co30" table:number-columns-repeated="2" table:default-cell-style-name="ce162"/>
        <table:table-column table:style-name="co8" table:default-cell-style-name="ce162"/>
        <table:table-column table:style-name="co31" table:default-cell-style-name="ce162"/>
        <table:table-column table:style-name="co21" table:default-cell-style-name="ce162"/>
        <table:table-column table:style-name="co21" table:number-columns-repeated="2" table:default-cell-style-name="ce12"/>
        <table:table-column table:style-name="co6" table:number-columns-repeated="40" table:default-cell-style-name="ce12"/>
        <table:table-column table:style-name="co6" table:number-columns-repeated="834" table:default-cell-style-name="Default"/>
        <table:table-row table:style-name="ro1"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Modifiers</text:p>
          </table:table-cell>
          <table:table-cell table:style-name="ce2" office:value-type="string" calcext:value-type="string">
            <text:p>Input to Compare</text:p>
          </table:table-cell>
          <table:table-cell table:style-name="ce54" table:content-validation-name="val4"/>
          <table:table-cell table:style-name="ce163" table:content-validation-name="val5" office:value-type="string" calcext:value-type="string">
            <text:p>&gt; Phase 0 result</text:p>
          </table:table-cell>
          <table:table-cell table:style-name="ce163" table:content-validation-name="val6"/>
          <table:table-cell table:style-name="ce166" table:content-validation-name="val7"/>
          <table:table-cell table:style-name="ce168" table:content-validation-name="val8" office:value-type="string" calcext:value-type="string">
            <text:p>&gt; Phase 1 result</text:p>
          </table:table-cell>
          <table:table-cell table:style-name="ce168" table:content-validation-name="val9"/>
          <table:table-cell table:style-name="ce166" table:content-validation-name="val10"/>
          <table:table-cell table:style-name="ce168" table:content-validation-name="val11" office:value-type="string" calcext:value-type="string">
            <text:p>&gt; Phase 2 result</text:p>
          </table:table-cell>
          <table:table-cell table:style-name="ce168" table:content-validation-name="val12"/>
          <table:table-cell table:style-name="ce166" table:content-validation-name="val13"/>
          <table:table-cell table:style-name="ce168" table:content-validation-name="val14" office:value-type="string" calcext:value-type="string">
            <text:p>&gt; Phase 3 result</text:p>
          </table:table-cell>
          <table:table-cell table:style-name="ce168" table:content-validation-name="val15"/>
          <table:table-cell table:style-name="ce166" table:content-validation-name="val16"/>
          <table:table-cell table:style-name="ce168" table:content-validation-name="val17" office:value-type="string" calcext:value-type="string">
            <text:p>&gt; Phase 4 result</text:p>
          </table:table-cell>
          <table:table-cell table:style-name="ce168" table:content-validation-name="val18"/>
          <table:table-cell table:style-name="ce166" table:content-validation-name="val19"/>
          <table:table-cell table:style-name="ce168" table:content-validation-name="val20" office:value-type="string" calcext:value-type="string">
            <text:p>&gt; Phase 5 result</text:p>
          </table:table-cell>
          <table:table-cell table:style-name="ce168" table:content-validation-name="val21"/>
          <table:table-cell table:style-name="ce185" table:content-validation-name="val22" office:value-type="string" calcext:value-type="string">
            <text:p>Notes 1</text:p>
          </table:table-cell>
          <table:table-cell table:style-name="ce185" office:value-type="string" calcext:value-type="string">
            <text:p>Notes 2</text:p>
          </table:table-cell>
          <table:table-cell table:style-name="ce185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1" table:number-rows-repeated="100">
          <table:table-cell table:content-validation-name="val1" table:number-columns-repeated="3"/>
          <table:table-cell table:style-name="ce303" table:content-validation-name="val4"/>
          <table:table-cell table:style-name="ce344" table:content-validation-name="val5"/>
          <table:table-cell table:style-name="ce339" table:content-validation-name="val6"/>
          <table:table-cell table:style-name="ce340" table:content-validation-name="val7"/>
          <table:table-cell table:style-name="ce341" table:content-validation-name="val8"/>
          <table:table-cell table:style-name="ce343" table:content-validation-name="val9"/>
          <table:table-cell table:style-name="ce345" table:content-validation-name="val10"/>
          <table:table-cell table:style-name="ce348" table:content-validation-name="val11"/>
          <table:table-cell table:style-name="ce349" table:content-validation-name="val12"/>
          <table:table-cell table:style-name="ce353" table:content-validation-name="val13"/>
          <table:table-cell table:style-name="ce355" table:content-validation-name="val14"/>
          <table:table-cell table:style-name="ce358" table:content-validation-name="val15"/>
          <table:table-cell table:style-name="ce359" table:content-validation-name="val16"/>
          <table:table-cell table:style-name="ce361" table:content-validation-name="val17"/>
          <table:table-cell table:style-name="ce362" table:content-validation-name="val18"/>
          <table:table-cell table:style-name="ce363" table:content-validation-name="val19"/>
          <table:table-cell table:style-name="ce364" table:content-validation-name="val20"/>
          <table:table-cell table:style-name="ce365" table:content-validation-name="val21"/>
          <table:table-cell table:content-validation-name="val22"/>
          <table:table-cell table:number-columns-repeated="876"/>
        </table:table-row>
        <table:table-row table:style-name="ro1" table:number-rows-repeated="99899">
          <table:table-cell table:number-columns-repeated="3"/>
          <table:table-cell table:style-name="ce303" table:content-validation-name="val4"/>
          <table:table-cell table:style-name="ce344" table:content-validation-name="val5"/>
          <table:table-cell table:style-name="ce339" table:content-validation-name="val6"/>
          <table:table-cell table:style-name="ce340" table:content-validation-name="val7"/>
          <table:table-cell table:style-name="ce341" table:content-validation-name="val8"/>
          <table:table-cell table:style-name="ce343" table:content-validation-name="val9"/>
          <table:table-cell table:style-name="ce345" table:content-validation-name="val10"/>
          <table:table-cell table:style-name="ce348" table:content-validation-name="val11"/>
          <table:table-cell table:style-name="ce349" table:content-validation-name="val12"/>
          <table:table-cell table:style-name="ce353" table:content-validation-name="val13"/>
          <table:table-cell table:style-name="ce355" table:content-validation-name="val14"/>
          <table:table-cell table:style-name="ce358" table:content-validation-name="val15"/>
          <table:table-cell table:style-name="ce359" table:content-validation-name="val16"/>
          <table:table-cell table:style-name="ce361" table:content-validation-name="val17"/>
          <table:table-cell table:style-name="ce362" table:content-validation-name="val18"/>
          <table:table-cell table:style-name="ce363" table:content-validation-name="val19"/>
          <table:table-cell table:style-name="ce364" table:content-validation-name="val20"/>
          <table:table-cell table:style-name="ce365" table:content-validation-name="val21"/>
          <table:table-cell table:content-validation-name="val22"/>
          <table:table-cell table:number-columns-repeated="876"/>
        </table:table-row>
        <table:table-row table:style-name="ro1" table:number-rows-repeated="948575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number-columns-repeated="876"/>
        </table:table-row>
        <table:table-row table:style-name="ro1">
          <table:table-cell table:number-columns-repeated="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number-columns-repeated="876"/>
        </table:table-row>
        <calcext:conditional-formats>
          <calcext:conditional-format calcext:target-range-address="'Details Template'.D2:'Details Template'.U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>
        <table:named-range table:name="Attack_s1" table:base-cell-address="" table:cell-range-address="#REF!"/>
        <table:named-range table:name="Swim" table:base-cell-address="" table:cell-range-address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.00.0000</text:date>, <text:time style:data-style-name="N2" text:time-value="14:44:26.0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5-17T16:15:56.363000000</dc:date>
    <meta:editing-duration>P7DT54M20S</meta:editing-duration>
    <meta:editing-cycles>1189</meta:editing-cycles>
    <meta:generator>LibreOffice/6.3.5.2$Windows_X86_64 LibreOffice_project/dd0751754f11728f69b42ee2af66670068624673</meta:generator>
    <meta:document-statistic meta:table-count="6" meta:cell-count="96" meta:object-count="2"/>
  </office:meta>
</office:document-meta>
</file>